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8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1_1" style:family="text"/>
    <style:style style:name="T1_2" style:family="text"/>
    <style:style style:name="T1_3" style:family="text"/>
    <style:style style:name="T1_4" style:family="text"/>
    <style:style style:name="T1_5" style:family="text"/>
    <style:style style:name="T1_6" style:family="text"/>
    <style:style style:name="T1_7" style:family="text"/>
    <style:style style:name="T1_8" style:family="text"/>
    <style:style style:name="T1_9" style:family="text"/>
    <style:style style:name="P2" style:family="paragraph" style:parent-style-name="Standard">
      <style:paragraph-properties fo:break-before="auto" fo:line-height="115%" style:writing-mode="lr-tb"/>
    </style:style>
    <style:style style:name="P3" style:family="paragraph" style:parent-style-name="Standard">
      <style:paragraph-properties fo:text-align="center" fo:break-before="auto" fo:line-height="115%" style:writing-mode="lr-tb"/>
    </style:style>
    <style:style style:name="T3_1" style:family="text"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center" fo:break-before="auto" fo:line-height="115%" style:writing-mode="lr-tb"/>
      <style:text-properties fo:font-weight="bold" style:font-weight-asian="bold" style:font-weight-complex="bold"/>
    </style:style>
    <style:style style:name="P5" style:family="paragraph" style:parent-style-name="Standard">
      <style:paragraph-properties fo:break-before="auto" fo:line-height="115%" style:writing-mode="lr-tb"/>
    </style:style>
    <style:style style:name="T5_1" style:family="text"/>
    <style:style style:name="T5_2" style:family="text"/>
    <style:style style:name="T5_3" style:family="text"/>
    <style:style style:name="T5_4" style:family="text"/>
    <style:style style:name="T5_5" style:family="text"/>
    <style:style style:name="T5_6" style:family="text"/>
    <style:style style:name="T5_7" style:family="text"/>
    <style:style style:name="T5_8" style:family="text"/>
    <style:style style:name="P6" style:family="paragraph" style:parent-style-name="Standard">
      <style:paragraph-properties fo:break-before="auto" fo:line-height="115%" style:writing-mode="lr-tb"/>
    </style:style>
    <style:style style:name="P7" style:family="paragraph" style:parent-style-name="Standard">
      <style:paragraph-properties fo:text-align="center" fo:break-before="auto" fo:line-height="115%" style:writing-mode="lr-tb"/>
    </style:style>
    <style:style style:name="T7_1" style:family="text">
      <style:text-properties fo:font-weight="bold" style:font-weight-asian="bold" style:font-weight-complex="bold"/>
    </style:style>
    <style:style style:name="P8" style:family="paragraph" style:parent-style-name="Standard">
      <style:paragraph-properties fo:text-align="center" fo:break-before="auto" fo:line-height="115%" style:writing-mode="lr-tb"/>
      <style:text-properties fo:font-weight="bold" style:font-weight-asian="bold" style:font-weight-complex="bold"/>
    </style:style>
    <style:style style:name="P9" style:family="paragraph" style:parent-style-name="Standard">
      <style:paragraph-properties fo:break-before="auto" fo:line-height="115%" style:writing-mode="lr-tb"/>
    </style:style>
    <style:style style:name="T9_1" style:family="text"/>
    <style:style style:name="T9_2" style:family="text"/>
    <style:style style:name="T9_3" style:family="text"/>
    <style:style style:name="T9_4" style:family="text"/>
    <style:style style:name="T9_5" style:family="text"/>
    <style:style style:name="T9_6" style:family="text"/>
    <style:style style:name="T9_7" style:family="text"/>
    <style:style style:name="T9_8" style:family="text"/>
    <style:style style:name="T9_9" style:family="text"/>
    <style:style style:name="T9_10" style:family="text"/>
    <style:style style:name="T9_11" style:family="text"/>
    <style:style style:name="T9_12" style:family="text"/>
    <style:style style:name="T9_13" style:family="text"/>
    <style:style style:name="T9_14" style:family="text"/>
    <style:style style:name="T9_15" style:family="text"/>
    <style:style style:name="T9_16" style:family="text"/>
    <style:style style:name="T9_17" style:family="text"/>
    <style:style style:name="T9_18" style:family="text"/>
    <style:style style:name="T9_19" style:family="text"/>
    <style:style style:name="T9_20" style:family="text"/>
    <style:style style:name="T9_21" style:family="text"/>
    <style:style style:name="T9_22" style:family="text"/>
    <style:style style:name="T9_23" style:family="text"/>
    <style:style style:name="T9_24" style:family="text"/>
    <style:style style:name="T9_25" style:family="text"/>
    <style:style style:name="T9_26" style:family="text"/>
    <style:style style:name="T9_27" style:family="text"/>
    <style:style style:name="T9_28" style:family="text"/>
    <style:style style:name="T9_29" style:family="text"/>
    <style:style style:name="T9_30" style:family="text"/>
    <style:style style:name="T9_31" style:family="text"/>
    <style:style style:name="T9_32" style:family="text"/>
    <style:style style:name="T9_33" style:family="text"/>
    <style:style style:name="T9_34" style:family="text"/>
    <style:style style:name="T9_35" style:family="text"/>
    <style:style style:name="T9_36" style:family="text"/>
    <style:style style:name="T9_37" style:family="text"/>
    <style:style style:name="T9_38" style:family="text"/>
    <style:style style:name="T9_39" style:family="text"/>
    <style:style style:name="T9_40" style:family="text"/>
    <style:style style:name="T9_41" style:family="text"/>
    <style:style style:name="T9_42" style:family="text"/>
    <style:style style:name="T9_43" style:family="text"/>
    <style:style style:name="T9_44" style:family="text"/>
    <style:style style:name="T9_45" style:family="text"/>
    <style:style style:name="T9_46" style:family="text"/>
    <style:style style:name="T9_47" style:family="text"/>
    <style:style style:name="T9_48" style:family="text"/>
    <style:style style:name="T9_49" style:family="text"/>
    <style:style style:name="T9_50" style:family="text"/>
    <style:style style:name="T9_51" style:family="text"/>
    <style:style style:name="T9_52" style:family="text"/>
    <style:style style:name="T9_53" style:family="text"/>
    <style:style style:name="P10" style:family="paragraph" style:parent-style-name="Standard">
      <style:paragraph-properties fo:break-before="auto" fo:line-height="115%" style:writing-mode="lr-tb"/>
    </style:style>
  </office:automatic-styles>
  <office:body>
    <office:text>
      <text:p text:style-name="P1"><text:span text:style-name="T1_1">Created</text:span><text:span text:style-name="T1_2"><text:s/></text:span><text:span text:style-name="T1_3">by</text:span><text:span text:style-name="T1_4"><text:s/></text:span><text:span text:style-name="T1_5">Connor</text:span><text:span text:style-name="T1_6"><text:s/></text:span><text:span text:style-name="T1_7">Fortune</text:span><text:span text:style-name="T1_8"><text:s/>1:50<text:s/></text:span><text:span text:style-name="T1_9">am</text:span></text:p>
      <text:p text:style-name="P2"/>
      <text:p text:style-name="P3"><text:span text:style-name="T3_1">SUNDAY</text:span></text:p>
      <text:p text:style-name="P4"/>
      <text:p text:style-name="P5"><text:span text:style-name="T5_1">1719<text:s/></text:span><text:span text:style-name="T5_2">Sunday</text:span><text:span text:style-name="T5_3">-<text:s/></text:span><text:span text:style-name="T5_4">Proof</text:span><text:span text:style-name="T5_5">/<text:s/></text:span><text:span text:style-name="T5_6">edit</text:span><text:span text:style-name="T5_7">-<text:s/></text:span><text:span text:style-name="T5_8">Kellerman</text:span></text:p>
      <text:p text:style-name="P6"/>
      <text:p text:style-name="P7"><text:span text:style-name="T7_1">MONDAY</text:span></text:p>
      <text:p text:style-name="P8"/>
      <text:p text:style-name="P9"><text:span text:style-name="T9_1">Monday</text:span><text:span text:style-name="T9_2"><text:s/>1700<text:s/></text:span><text:span text:style-name="T9_3">to</text:span><text:span text:style-name="T9_4"><text:s/></text:span><text:span text:style-name="T9_5">Monday</text:span><text:span text:style-name="T9_6"><text:s/>1747<text:s/></text:span><text:span text:style-name="T9_7">and</text:span><text:span text:style-name="T9_8"><text:s/></text:span><text:span text:style-name="T9_9">Monday</text:span><text:span text:style-name="T9_10"><text:s/>2142<text:s/></text:span><text:span text:style-name="T9_11">to</text:span><text:span text:style-name="T9_12"><text:s/></text:span><text:span text:style-name="T9_13">Monday</text:span><text:span text:style-name="T9_14"><text:s/>2247-<text:s/></text:span><text:span text:style-name="T9_15">added</text:span><text:span text:style-name="T9_16"><text:s/></text:span><text:span text:style-name="T9_17">member</text:span><text:span text:style-name="T9_18"><text:s/></text:span><text:span text:style-name="T9_19">function</text:span><text:span text:style-name="T9_20"><text:s/></text:span><text:span text:style-name="T9_21">explanation</text:span><text:span text:style-name="T9_22"><text:s/></text:span><text:span text:style-name="T9_23">as</text:span><text:span text:style-name="T9_24"><text:s/></text:span><text:span text:style-name="T9_25">well</text:span><text:span text:style-name="T9_26"><text:s/></text:span><text:span text:style-name="T9_27">as</text:span><text:span text:style-name="T9_28"><text:s/></text:span><text:span text:style-name="T9_29">example</text:span><text:span text:style-name="T9_30"><text:s/></text:span><text:span text:style-name="T9_31">code</text:span><text:span text:style-name="T9_32"><text:s/></text:span><text:span text:style-name="T9_33">for</text:span><text:span text:style-name="T9_34"><text:s/></text:span><text:span text:style-name="T9_35">overloading</text:span><text:span text:style-name="T9_36"><text:s/></text:span><text:span text:style-name="T9_37">the</text:span><text:span text:style-name="T9_38"><text:s/></text:span><text:span text:style-name="T9_39">input</text:span><text:span text:style-name="T9_40"><text:s/></text:span><text:span text:style-name="T9_41">and</text:span><text:span text:style-name="T9_42"><text:s/></text:span><text:span text:style-name="T9_43">output</text:span><text:span text:style-name="T9_44"><text:s/></text:span><text:span text:style-name="T9_45">operator</text:span><text:span text:style-name="T9_46"><text:s/></text:span><text:span text:style-name="T9_47">as</text:span><text:span text:style-name="T9_48"><text:s/></text:span><text:span text:style-name="T9_49">Points</text:span><text:span text:style-name="T9_50">-<text:s/></text:span><text:span text:style-name="T9_51">James</text:span><text:span text:style-name="T9_52"><text:s/></text:span><text:span text:style-name="T9_53">Verderico</text:span></text:p>
      <text:p text:style-name="P10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8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